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2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3" style:family="paragraph" style:parent-style-name="Table_20_Contents">
      <style:text-properties fo:font-variant="normal" fo:text-transform="none" fo:color="#cc0000" style:font-name="Cantarell" fo:font-size="10pt" fo:letter-spacing="normal" fo:font-style="normal" fo:font-weight="bold" fo:background-color="#33cc66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variant="normal" fo:text-transform="none" fo:color="#008080" style:font-name="Cantarel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utes of Meeting </text:p>
      <text:p text:style-name="P9"><text:span text:style-name="T2">GMRT</text:span><text:span text:style-name="T4"><text:tab/></text:span><text:tab/><text:tab/><text:tab/><text:tab/><text:span text:style-name="T2">Minutes of Meeting</text:span></text:p>
      <text:p text:style-name="P9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Meeting</text:p>
          </table:table-cell>
          <table:table-cell table:style-name="Table1.B1" office:value-type="string">
            <text:p text:style-name="P5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7">Held on</text:p>
          </table:table-cell>
          <table:table-cell table:style-name="Table1.B2" office:value-type="string">
            <text:p text:style-name="P5">3<text:span text:style-name="T3">rd</text:span> JUNE 2014 Time : 3.00 PM to 4.30 PM , GMRT conference room</text:p>
          </table:table-cell>
        </table:table-row>
        <table:table-row>
          <table:table-cell table:style-name="Table1.A2" office:value-type="string">
            <text:p text:style-name="P7">Attendees</text:p>
          </table:table-cell>
          <table:table-cell table:style-name="Table1.B2" office:value-type="string">
            <text:p text:style-name="P5">NGK, SN, CPK, SNK, SSS, DBB, NMS &amp; RRU</text:p>
          </table:table-cell>
        </table:table-row>
        <table:table-row>
          <table:table-cell table:style-name="Table1.A4" office:value-type="string">
            <text:p text:style-name="P7">Agenda</text:p>
          </table:table-cell>
          <table:table-cell table:style-name="Table1.B2" office:value-type="string">
            <text:p text:style-name="P5">In House CMS development </text:p>
          </table:table-cell>
        </table:table-row>
        <table:table-row table:style-name="Table1.5">
          <table:table-cell table:style-name="Table1.A4" office:value-type="string">
            <text:p text:style-name="P7">Highlights</text:p>
            <text:p text:style-name="P7">and items</text:p>
            <text:p text:style-name="P7">discussed </text:p>
          </table:table-cell>
          <table:table-cell table:style-name="Table1.B2" office:value-type="string">
            <text:p text:style-name="P6"><text:span text:style-name="T5"><text:s text:c="7"/></text:span><text:span text:style-name="T1"><text:s text:c="2"/></text:span></text:p>
            <text:list xml:id="list1109004557" text:style-name="L1">
              <text:list-item>
                <text:p text:style-name="P2">CPK updated that </text:p>
                <text:p text:style-name="P2">- <text:s/>He will be raising indent for 3 CISCO switches for Antenna base.</text:p>
                <text:p text:style-name="P2">- <text:s/>Shielded box design for MCM card &amp; N/W switches has been frozen.</text:p>
                <text:p text:style-name="P2">- <text:s/>Waiting for RFI report , After receiving report will go for mass production.</text:p>
                <text:p text:style-name="P2">- <text:s/>We will have to hire person which will assemble component inside shielded box.</text:p>
                <text:p text:style-name="P2">- <text:s/>72 MCM cards tested.</text:p>
                <text:p text:style-name="P2">* NGK suggested to start process for purchasing 3 server class machine, monitor</text:p>
                <text:p text:style-name="P2"><text:s text:c="3"/>for GUI development purpose &amp; external hard disk. </text:p>
                <text:p text:style-name="P2"/>
              </text:list-item>
              <text:list-item>
                <text:p text:style-name="P2">RRU updated that</text:p>
                <text:p text:style-name="P2">- <text:s/>Modified Online_V2 code for perror so that error related to creating thread can be traced. This code will give some clue about what went wrong with thread creation.</text:p>
                <text:p text:style-name="P2">- Separated the mcm thread creation from main.c in a separate file mcm.c &amp; mcm.h. MCM thread creation is done in mcmsystem function written in mcm.c.</text:p>
                <text:p text:style-name="P2">* NGK suggested whether some workshop in Multi threading will help.</text:p>
                <text:p text:style-name="P2"/>
              </text:list-item>
              <text:list-item>
                <text:p text:style-name="P2">NMS updated : </text:p>
                <text:p text:style-name="P2">-Working on FE controlling, will implement front end box control commands.</text:p>
                <text:p text:style-name="P2">* NGK – Web based GUI with password enable login.</text:p>
                <text:p text:style-name="P2">SNK suggested Sqlite can be used for that.</text:p>
                <text:p text:style-name="P2"/>
              </text:list-item>
              <text:list-item>
                <text:p text:style-name="P2">SSS updated that he is writing script for point source image.</text:p>
                <text:p text:style-name="P2">- Discussed mask appearing problem on online display.</text:p>
                <text:p text:style-name="P2">* NGK suggested to start with CASA script using calibrator.</text:p>
                <text:p text:style-name="P2"/>
              </text:list-item>
              <text:list-item>
                <text:p text:style-name="P2">SNK updated that correlator base-band display is ready. J Roy is using it.</text:p>
                <text:p text:style-name="P2">- Every 10 second data is read from shared memory. Shared data can be stored every 1 minute.</text:p>
                <text:p text:style-name="P2">- SNK is storing two MCM data in data base.</text:p>
                <text:p text:style-name="P2">*NGK suggested to start working on TAX output. As well as web based GUI along with NMS.</text:p>
                <text:p text:style-name="P2">* NGK suggested to log data of 5 antenna in database.</text:p>
                <text:p text:style-name="P2"/>
              </text:list-item>
              <text:list-item>
                <text:p text:style-name="P2">DBB -</text:p>
                <text:p text:style-name="P2">* NGK suggested that interfacing with Python &amp; Online_V2 can be finalized.</text:p>
                <text:p text:style-name="P2"><text:s/>Work on Astronomical library NOVAS/ASTROPY, write some sample interface which <text:s/>can calculate LST,AZ-EL, Solar coordinate etc.</text:p>
                <text:p text:style-name="P2"/>
              </text:list-item>
              <text:list-item>
                <text:p text:style-name="P2">Nayak ji updated that :</text:p>
                <text:p text:style-name="P2">- M tech student from SIT are interested in doing project on C&amp;M. They will be <text:soft-page-break/>working mostly with TRDCC.</text:p>
                <text:p text:style-name="P2"/>
              </text:list-item>
              <text:list-item>
                <text:p text:style-name="P2">NGK suggested simple procedure can be implemented in Python.</text:p>
                <text:p text:style-name="P2">SNK suggested Commands related to scanning can go in Online_V2 like scan AZ, scan EL, scan RA &amp; scan DEC.</text:p>
              </text:list-item>
            </text:list>
            <text:p text:style-name="P1"><text:s text:c="2"/></text:p>
            <text:p text:style-name="P3"><text:s/>Points from Meeting in Lab (NGK/CPK/NMS/RRU) Time 12.00 PM- 1.00 PM</text:p>
            <text:p text:style-name="P3"/>
            <text:p text:style-name="P4">1. OF system MCM can be combined with sentinel system MCM. Test it in long run for any error.</text:p>
            <text:p text:style-name="P4">2. Serial port of combined <text:s/>MCM (sentinel+OF) can be programmed for communication with FPS system, if some error crop up, then FE MCM can be used to communicate with FPS system.</text:p>
            <text:p text:style-name="P4">3. Sentinel MCM can have backup communication channel to other sub-system in case of some emergency.</text:p>
            <text:p text:style-name="P4">4. Alarm &amp; state machine cases to be discussed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6-03T17:36:00</dc:date>
    <dc:creator>teleset </dc:creator>
    <meta:editing-duration>P1DT15H12M27S</meta:editing-duration>
    <meta:editing-cycles>535</meta:editing-cycles>
    <meta:generator>LibreOffice/3.4$Linux LibreOffice_project/340m1$Build-602</meta:generator>
    <meta:document-statistic meta:table-count="1" meta:image-count="0" meta:object-count="0" meta:page-count="2" meta:paragraph-count="52" meta:word-count="533" meta:character-count="2864" meta:non-whitespace-character-count="2376"/>
  </office:meta>
</office:document-meta>
</file>